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6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7.9cm" svg:y="1.4cm">
            <text:p text:style-name="P1"><text:span text:style-name="T1">vla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9cm" svg:y="1.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6.1cm" svg:y="4.2cm">
            <text:p text:style-name="P1"><text:span text:style-name="T1">thesi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6.1cm" svg:y="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2.1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2.1cm" svg:y="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2.3cm" svg:y="4.3cm">
            <text:p text:style-name="P1"><text:span text:style-name="T1">tool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2.3cm" svg:y="4.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9.792cm" svg:y1="4.3cm" svg:x2="9.792cm" svg:y2="5.4cm">
            <text:p/>
          </draw:line>
          <draw:line draw:style-name="gr3" draw:text-style-name="P1" draw:layer="layout" svg:x1="11.567cm" svg:y1="4.532cm" svg:x2="11.567cm" svg:y2="5.4cm">
            <text:p/>
          </draw:line>
          <draw:line draw:style-name="gr3" draw:text-style-name="P1" draw:layer="layout" svg:x1="9.792cm" svg:y1="5.4cm" svg:x2="11.567cm" svg:y2="5.4cm">
            <text:p/>
          </draw:line>
          <draw:line draw:style-name="gr3" draw:text-style-name="P1" draw:layer="layout" svg:x1="9.792cm" svg:y1="4.3cm" svg:x2="11.175cm" svg:y2="4.3cm">
            <text:p/>
          </draw:line>
          <draw:line draw:style-name="gr3" draw:text-style-name="P1" draw:layer="layout" svg:x1="11.175cm" svg:y1="4.3cm" svg:x2="11.567cm" svg:y2="4.532cm">
            <text:p/>
          </draw:line>
          <draw:frame draw:style-name="gr4" draw:text-style-name="P3" draw:layer="layout" svg:width="2.267cm" svg:height="0.683cm" svg:x="9.7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5.1cm" svg:y="7.4cm">
            <text:p text:style-name="P1"><text:span text:style-name="T1">ol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5.1cm" svg:y="7.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9.992cm" svg:y1="7.4cm" svg:x2="9.992cm" svg:y2="8.5cm">
            <text:p/>
          </draw:line>
          <draw:line draw:style-name="gr3" draw:text-style-name="P1" draw:layer="layout" svg:x1="11.767cm" svg:y1="7.632cm" svg:x2="11.767cm" svg:y2="8.5cm">
            <text:p/>
          </draw:line>
          <draw:line draw:style-name="gr3" draw:text-style-name="P1" draw:layer="layout" svg:x1="9.992cm" svg:y1="8.5cm" svg:x2="11.767cm" svg:y2="8.5cm">
            <text:p/>
          </draw:line>
          <draw:line draw:style-name="gr3" draw:text-style-name="P1" draw:layer="layout" svg:x1="9.992cm" svg:y1="7.4cm" svg:x2="11.375cm" svg:y2="7.4cm">
            <text:p/>
          </draw:line>
          <draw:line draw:style-name="gr3" draw:text-style-name="P1" draw:layer="layout" svg:x1="11.375cm" svg:y1="7.4cm" svg:x2="11.767cm" svg:y2="7.632cm">
            <text:p/>
          </draw:line>
          <draw:frame draw:style-name="gr4" draw:text-style-name="P3" draw:layer="layout" svg:width="2.267cm" svg:height="0.683cm" svg:x="9.9cm" svg:y="7.647cm">
            <draw:text-box>
              <text:p><text:span text:style-name="T1">format</text:span></text:p>
            </draw:text-box>
          </draw:frame>
        </draw:g>
        <draw:g>
          <draw:line draw:style-name="gr3" draw:text-style-name="P1" draw:layer="layout" svg:x1="3.892cm" svg:y1="7.4cm" svg:x2="3.892cm" svg:y2="8.5cm">
            <text:p/>
          </draw:line>
          <draw:line draw:style-name="gr3" draw:text-style-name="P1" draw:layer="layout" svg:x1="5.667cm" svg:y1="7.632cm" svg:x2="5.667cm" svg:y2="8.5cm">
            <text:p/>
          </draw:line>
          <draw:line draw:style-name="gr3" draw:text-style-name="P1" draw:layer="layout" svg:x1="3.892cm" svg:y1="8.5cm" svg:x2="5.667cm" svg:y2="8.5cm">
            <text:p/>
          </draw:line>
          <draw:line draw:style-name="gr3" draw:text-style-name="P1" draw:layer="layout" svg:x1="3.892cm" svg:y1="7.4cm" svg:x2="5.275cm" svg:y2="7.4cm">
            <text:p/>
          </draw:line>
          <draw:line draw:style-name="gr3" draw:text-style-name="P1" draw:layer="layout" svg:x1="5.275cm" svg:y1="7.4cm" svg:x2="5.667cm" svg:y2="7.632cm">
            <text:p/>
          </draw:line>
        </draw:g>
        <draw:frame draw:style-name="gr4" draw:text-style-name="P3" draw:layer="layout" svg:width="2.267cm" svg:height="0.683cm" svg:x="1.3cm" svg:y="7.647cm">
          <draw:text-box>
            <text:p><text:span text:style-name="T1">one.txt</text:span></text:p>
          </draw:text-box>
        </draw:frame>
        <draw:line draw:style-name="gr5" draw:text-style-name="P1" draw:layer="layout" svg:x1="3.4cm" svg:y1="3.1cm" svg:x2="13.5cm" svg:y2="3.1cm">
          <text:p/>
        </draw:line>
        <draw:line draw:style-name="gr6" draw:text-style-name="P1" draw:layer="layout" svg:x1="3.4cm" svg:y1="3.1cm" svg:x2="3.4cm" svg:y2="4cm">
          <text:p/>
        </draw:line>
        <draw:line draw:style-name="gr6" draw:text-style-name="P1" draw:layer="layout" svg:x1="7.4cm" svg:y1="3.1cm" svg:x2="7.4cm" svg:y2="4cm">
          <text:p/>
        </draw:line>
        <draw:line draw:style-name="gr6" draw:text-style-name="P1" draw:layer="layout" svg:x1="10.6cm" svg:y1="3.1cm" svg:x2="10.6cm" svg:y2="4cm">
          <text:p/>
        </draw:line>
        <draw:line draw:style-name="gr6" draw:text-style-name="P1" draw:layer="layout" svg:x1="13.5cm" svg:y1="3.1cm" svg:x2="13.5cm" svg:y2="4cm">
          <text:p/>
        </draw:line>
        <draw:line draw:style-name="gr5" draw:text-style-name="P1" draw:layer="layout" svg:x1="2cm" svg:y1="6.4cm" svg:x2="4.9cm" svg:y2="6.4cm">
          <text:p/>
        </draw:line>
        <draw:line draw:style-name="gr6" draw:text-style-name="P1" draw:layer="layout" svg:x1="2cm" svg:y1="6.4cm" svg:x2="2cm" svg:y2="7.3cm">
          <text:p/>
        </draw:line>
        <draw:line draw:style-name="gr6" draw:text-style-name="P1" draw:layer="layout" svg:x1="4.9cm" svg:y1="6.4cm" svg:x2="4.9cm" svg:y2="7.3cm">
          <text:p/>
        </draw:line>
        <draw:line draw:style-name="gr6" draw:text-style-name="P1" draw:layer="layout" svg:x1="10.8cm" svg:y1="6.4cm" svg:x2="10.8cm" svg:y2="7.3cm">
          <text:p/>
        </draw:line>
        <draw:line draw:style-name="gr6" draw:text-style-name="P1" draw:layer="layout" svg:x1="16.4cm" svg:y1="6.4cm" svg:x2="16.4cm" svg:y2="7.3cm">
          <text:p/>
        </draw:line>
        <draw:g>
          <draw:line draw:style-name="gr3" draw:text-style-name="P1" draw:layer="layout" svg:x1="1.293cm" svg:y1="7.4cm" svg:x2="1.293cm" svg:y2="8.5cm">
            <text:p/>
          </draw:line>
          <draw:line draw:style-name="gr3" draw:text-style-name="P1" draw:layer="layout" svg:x1="3.068cm" svg:y1="7.632cm" svg:x2="3.068cm" svg:y2="8.5cm">
            <text:p/>
          </draw:line>
          <draw:line draw:style-name="gr3" draw:text-style-name="P1" draw:layer="layout" svg:x1="1.293cm" svg:y1="8.5cm" svg:x2="3.068cm" svg:y2="8.5cm">
            <text:p/>
          </draw:line>
          <draw:line draw:style-name="gr3" draw:text-style-name="P1" draw:layer="layout" svg:x1="1.293cm" svg:y1="7.4cm" svg:x2="2.676cm" svg:y2="7.4cm">
            <text:p/>
          </draw:line>
          <draw:line draw:style-name="gr3" draw:text-style-name="P1" draw:layer="layout" svg:x1="2.676cm" svg:y1="7.4cm" svg:x2="3.068cm" svg:y2="7.632cm">
            <text:p/>
          </draw:line>
        </draw:g>
        <draw:frame draw:style-name="gr4" draw:text-style-name="P3" draw:layer="layout" svg:width="1.799cm" svg:height="0.683cm" svg:x="3.901cm" svg:y="7.648cm">
          <draw:text-box>
            <text:p><text:span text:style-name="T1">two.txt</text:span></text:p>
          </draw:text-box>
        </draw:frame>
        <draw:line draw:style-name="gr5" draw:text-style-name="P1" draw:layer="layout" svg:x1="3.4cm" svg:y1="5.3cm" svg:x2="3.4cm" svg:y2="6.4cm">
          <text:p/>
        </draw:line>
        <draw:g>
          <draw:line draw:style-name="gr3" draw:text-style-name="P1" draw:layer="layout" svg:x1="12.693cm" svg:y1="7.4cm" svg:x2="12.693cm" svg:y2="8.5cm">
            <text:p/>
          </draw:line>
          <draw:line draw:style-name="gr3" draw:text-style-name="P1" draw:layer="layout" svg:x1="14.468cm" svg:y1="7.632cm" svg:x2="14.468cm" svg:y2="8.5cm">
            <text:p/>
          </draw:line>
          <draw:line draw:style-name="gr3" draw:text-style-name="P1" draw:layer="layout" svg:x1="12.693cm" svg:y1="8.5cm" svg:x2="14.468cm" svg:y2="8.5cm">
            <text:p/>
          </draw:line>
          <draw:line draw:style-name="gr3" draw:text-style-name="P1" draw:layer="layout" svg:x1="12.693cm" svg:y1="7.4cm" svg:x2="14.076cm" svg:y2="7.4cm">
            <text:p/>
          </draw:line>
          <draw:line draw:style-name="gr3" draw:text-style-name="P1" draw:layer="layout" svg:x1="14.076cm" svg:y1="7.4cm" svg:x2="14.468cm" svg:y2="7.632cm">
            <text:p/>
          </draw:line>
          <draw:frame draw:style-name="gr4" draw:text-style-name="P3" draw:layer="layout" svg:width="2.267cm" svg:height="0.683cm" svg:x="12.601cm" svg:y="7.647cm">
            <draw:text-box>
              <text:p><text:span text:style-name="T1">stats</text:span></text:p>
            </draw:text-box>
          </draw:frame>
        </draw:g>
        <draw:line draw:style-name="gr6" draw:text-style-name="P1" draw:layer="layout" svg:x1="13.501cm" svg:y1="5.4cm" svg:x2="13.501cm" svg:y2="7.3cm">
          <text:p/>
        </draw:line>
        <draw:line draw:style-name="gr5" draw:text-style-name="P1" draw:layer="layout" svg:x1="10.8cm" svg:y1="6.4cm" svg:x2="16.4cm" svg:y2="6.4cm">
          <text:p/>
        </draw:line>
        <draw:line draw:style-name="gr5" draw:text-style-name="P1" draw:layer="layout" svg:x1="9.1cm" svg:y1="2.5cm" svg:x2="9.1cm" svg:y2="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3-12-04T10:46:06</dc:date>
    <meta:editing-duration>PT26M21S</meta:editing-duration>
    <meta:editing-cycles>4</meta:editing-cycles>
    <meta:generator>LibreOffice/4.0.4.2$MacOSX_x86 LibreOffice_project/9e9821abd0ffdbc09cd8c52eaa574fa09eb08f2</meta:generator>
    <meta:document-statistic meta:object-count="64"/>
  </office:meta>
</office:document-meta>
</file>